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ourier New2" svg:font-family="'Courier New'" style:font-family-generic="modern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svg:stroke-width="0cm" draw:marker-start-width="0.2cm" draw:marker-end-width="0.2cm" draw:textarea-vertical-align="middle" draw:ole-draw-aspect="1"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P1" style:family="paragraph">
      <style:paragraph-properties fo:margin-left="0cm" fo:margin-right="1.471cm" fo:text-indent="0.801cm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1.471cm" fo:text-indent="1.27cm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language="ru" fo:country="RU" fo:font-style="normal" fo:text-shadow="none" style:text-underline-style="none" fo:font-weight="bold" style:letter-kerning="true" fo:background-color="transparent" style:font-name-asian="Times New Roman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language="ru" fo:country="RU" fo:font-style="normal" fo:text-shadow="none" style:text-underline-style="none" fo:font-weight="normal" style:letter-kerning="true" fo:background-color="transparent" style:font-name-asian="Times New Roman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language="en" fo:country="US" fo:font-style="normal" fo:text-shadow="none" style:text-underline-style="none" fo:font-weight="normal" style:letter-kerning="true" fo:background-color="transparent" style:font-name-asian="Times New Roman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ru" fo:country="RU"/>
    </style:style>
    <style:style style:name="T5" style:family="text">
      <style:text-properties style:font-name="Times New Roman" fo:language="ru" fo:country="RU" style:font-name-asian="Times New Roman"/>
    </style:style>
    <style:style style:name="T6" style:family="text">
      <style:text-properties style:font-name="Times New Roman" fo:language="en" fo:country="US" style:font-name-asian="Times New Roman"/>
    </style:style>
    <style:style style:name="T7" style:family="text">
      <style:text-properties style:font-name="Times New Roman" fo:language="ru" fo:country="RU" fo:font-weight="bold" style:font-name-asian="Times New Roman" style:font-weight-asian="bold" style:font-weight-complex="bold"/>
    </style:style>
    <style:style style:name="T8" style:family="text">
      <style:text-properties fo:font-variant="normal" fo:text-transform="none" style:text-outline="false" style:text-line-through-style="none" style:text-line-through-type="none" style:font-name="Times New Roman" fo:font-size="32pt" fo:language="ru" fo:country="RU" fo:font-style="normal" fo:text-shadow="none" style:text-underline-style="none" fo:font-weight="normal" style:letter-kerning="true" fo:background-color="transparent" style:font-name-asian="Times New Roman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0000" style:text-outline="false" style:text-line-through-style="none" style:text-line-through-type="none" style:font-name="Times New Roman" fo:font-size="32pt" fo:language="ru" fo:country="RU" fo:font-style="normal" fo:text-shadow="none" style:text-underline-style="none" fo:font-weight="normal" style:letter-kerning="true" fo:background-color="transparent" style:font-name-asian="Times New Roman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Times New Roman" fo:language="en" fo:country="US" fo:font-weight="bold" style:font-name-asian="Times New Roman" style:font-weight-asian="bold" style:font-weight-complex="bold"/>
    </style:style>
    <style:style style:name="T11" style:family="text">
      <style:text-properties style:font-name="Times New Roman" fo:font-weight="bold" style:font-weight-asian="bold" style:font-weight-complex="bold"/>
    </style:style>
    <style:style style:name="T12" style:family="text">
      <style:text-properties style:font-name="Times New Roman" fo:language="ru" fo:country="RU" fo:font-weight="bold" style:font-weight-asian="bold" style:font-weight-complex="bold"/>
    </style:style>
    <style:style style:name="T13" style:family="text">
      <style:text-properties style:font-name="Times New Roman" fo:language="ru" fo:country="R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Кластерный анализ </text:span></text:p>
            <text:p text:style-name="P1"><text:span text:style-name="T1">метод к – средни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 text:style-name="P4"><text:span text:style-name="T2"/></text:p>
            <text:p text:style-name="P4"><text:span text:style-name="T2"/></text:p>
            <text:p text:style-name="P4"><text:span text:style-name="T2">предложен </text:span><text:span text:style-name="T3">MacQueen</text:span><text:span text:style-name="T2"> в 1967 году </text:span></text:p>
            <text:p text:style-name="P4"><text:span text:style-name="T2"/></text:p>
            <text:p text:style-name="P4"><text:span text:style-name="T2">(цит</text:span><text:span text:style-name="T3">. </text:span><text:span text:style-name="T2">по</text:span><text:span text:style-name="T3"> Kopparapu, Desai <text:s/>Bayesian Approach to Image Interpretation <text:s/></text:span><text:span text:style-name="T2">стр</text:span><text:span text:style-name="T3"> 9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 text:style-name="P4"><text:span text:style-name="T2"/></text:p>
            <text:p text:style-name="P4"><text:span text:style-name="T2">В пакете </text:span><text:span text:style-name="T3">SPSS</text:span><text:span text:style-name="T2"> </text:span><text:span text:style-name="T3">Quick Cluster</text:span><text:span text:style-name="T2">. </text:span></text:p>
            <text:p text:style-name="P4"><text:span text:style-name="T2"/></text:p>
            <text:p text:style-name="P4"><text:span text:style-name="T2">В пакете </text:span><text:span text:style-name="T3">SAS – </text:span><text:span text:style-name="T2">процедура </text:span><text:span text:style-name="T3">FASTCLUS.</text:span></text:p>
            <text:p text:style-name="P4"><text:span text:style-name="T3"/></text:p>
            <text:p text:style-name="P4"><text:span text:style-name="T3">Быстрый не значит небрежный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<text:span text:style-name="T4">Идея метода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1"><text:span text:style-name="T5"/></text:p>
            <text:p text:style-name="P1"><text:span text:style-name="T5">Заранее определяется </text:span><text:span text:style-name="T6">k - </text:span><text:span text:style-name="T5">число кластеров. </text:span></text:p>
            <text:p text:style-name="P1"><text:span text:style-name="T5">Это непросто. Хотя ниже обсуждается процедура для определения числа кластеров.</text:span></text:p>
            <text:p text:style-name="P1"><text:span text:style-name="T5"/></text:p>
            <text:p text:style-name="P1"><text:span text:style-name="T5">Выбирается </text:span><text:span text:style-name="T6">k </text:span><text:span text:style-name="T5">точек — центры кластеров. <text:s/></text:span></text:p>
            <text:p text:style-name="P1"><text:span text:style-name="T5"/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 text:style-name="P1"><text:span text:style-name="T5">Далее в цикле применяем правила.</text:span></text:p>
            <text:p text:style-name="P1"><text:span text:style-name="T5"/></text:p>
            <text:p text:style-name="P1"><text:span text:style-name="T7">Правило 1 </text:span></text:p>
            <text:p text:style-name="P1"><text:span text:style-name="T5">Объект приписывается к тому кластеру, чей центр ближайший.</text:span></text:p>
            <text:p text:style-name="P1"><text:span text:style-name="T5"/></text:p>
            <text:p text:style-name="P1"><text:span text:style-name="T7">Правило 2 </text:span></text:p>
            <text:p text:style-name="P1"><text:span text:style-name="T5">Центр кластера — центр тяжести объектов кластера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 text:style-name="P1"><text:span text:style-name="T8"/></text:p>
            <text:p text:style-name="P1"><text:span text:style-name="T8">Используется </text:span><text:span text:style-name="T9">только евклидово расстояние</text:span><text:span text:style-name="T2">.</text:span></text:p>
            <text:p text:style-name="P1"><text:span text:style-name="T2"/></text:p>
            <text:p text:style-name="P1"><text:span text:style-name="T2">Недостаток исправляется <text:s/>в других вариантах метода к-средних.</text:span></text:p>
            <text:p text:style-name="P1"><text:span text:style-name="T2">Например <text:s/>k-медоиды</text:span></text:p>
            <text:p text:style-name="P1"><text:span text:style-name="T2">Реализован в пакете flexclu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 text:style-name="P1"><text:span text:style-name="T2">Рассмотрим работу метода на примере.</text:span></text:p>
            <text:p text:style-name="P1"><text:span text:style-name="T2"/></text:p>
            <text:p text:style-name="P1"><text:span text:style-name="T2">Скрипт <text:s text:c="2"/>k_means_ex_pictures_2.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 text:style-name="P1"><text:span text:style-name="T2"/></text:p>
            <text:p text:style-name="P1"><text:span text:style-name="T2">Результат зависит от начальных центров кластеров</text:span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<text:span text:style-name="T4">Начальное расположение центров кластеров.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1"><text:span text:style-name="T5"/></text:p>
            <text:p text:style-name="P1"><text:span text:style-name="T5">Наиболее популярны два метода.</text:span></text:p>
            <text:p text:style-name="P1"><text:span text:style-name="T5">1 </text:span><text:span text:style-name="T10">Forgy</text:span><text:span text:style-name="T6"> (</text:span><text:span text:style-name="T5">фамилия</text:span><text:span text:style-name="T6">). </text:span></text:p>
            <text:p text:style-name="P1"><text:span text:style-name="T5">Случайным образом выбираются </text:span><text:span text:style-name="T6">k </text:span><text:span text:style-name="T5">наблюдений. Они и будут начальными центрами кластеров.</text:span></text:p>
            <text:p text:style-name="P1"><text:span text:style-name="T5">2. </text:span><text:span text:style-name="T7">Случайное разбиение (</text:span><text:span text:style-name="T11">Random Partition</text:span><text:span text:style-name="T12">)</text:span><text:span text:style-name="T13">. </text:span></text:p>
            <text:p text:style-name="P1"><text:span text:style-name="T13">Каждое наблюдение случайным образом приписывается к одному из кластеров. Находятся центры тяжести кластеров. Они и будут начальными центрами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 text:style-name="P1"><text:span text:style-name="T5"/></text:p>
            <text:p text:style-name="P1"><text:span text:style-name="T5">Определение числа кластеров</text:span></text:p>
            <text:p text:style-name="P1"><text:span text:style-name="T5">То, что надо задать число кластеров, не обременительно, ведь можно прогнать процедуру, задав разное число кластеров.</text:span></text:p>
            <text:p text:style-name="P1"><text:span text:style-name="T5"/></text:p>
            <text:p text:style-name="P1"><text:span text:style-name="T5">И выбрать наилучшую кластеризацию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Математическая модель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p/>
          </draw:text-box>
        </draw:frame>
        <draw:frame draw:style-name="gr2" draw:text-style-name="P5" draw:layer="layout" svg:width="15.434cm" svg:height="3.912cm" svg:x="4.731cm" svg:y="9.28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Отступление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Расстояние Варда в иерархическом кластерном анализе</text:p>
                <text:p>https://en.wikipedia.org/wiki/Nearest-neighbor_chain_algorithm#Complete_linkage_and_average_dist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<text:span text:style-name="T4">Недостатки k-mea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1"><text:span text:style-name="T5"><text:s/></text:span></text:p>
            <text:p text:style-name="P1"><text:span text:style-name="T5">Только евклидово расстояние.</text:span></text:p>
            <text:p text:style-name="P1"><text:span text:style-name="T5">Решение зависит от начальных центров.</text:span></text:p>
            <text:p text:style-name="P1"><text:span text:style-name="T5">Надо определять число кластеров</text:span></text:p>
            <text:p text:style-name="P1"><text:span text:style-name="T5">Слишком много вычислений расстояний.</text:span></text:p>
            <text:p text:style-name="P1"><text:span text:style-name="T5">На поздних итерациях мало точек меняют кластер, вычисления для "определившихся" точек можно исключить. Только как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Courier New2" svg:font-family="'Courier New'" style:font-family-generic="modern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1.413cm" style:text-autospace="none" style:writing-mode="lr-tb"/>
      <style:text-properties style:use-window-font-color="true" style:font-name="Courier New2" fo:font-family="'Courier New'" style:font-family-generic="modern" style:font-pitch="fixed" fo:font-size="12pt" fo:language="en" fo:country="GB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0.436cm" fo:margin-bottom="0.374cm" fo:text-align="justify" fo:text-indent="1.413cm" style:text-autospace="none" style:writing-mode="lr-tb"/>
      <style:text-properties style:use-window-font-color="true" style:font-name="Arial1" fo:font-family="Arial" style:font-family-generic="swiss" style:font-pitch="variable" fo:font-size="14pt" fo:language="en" fo:country="GB" fo:font-weight="bold" style:font-name-asian="Mangal1" style:font-family-asian="Mangal" style:font-pitch-asian="variable" style:font-size-asian="14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0.561cm" fo:margin-bottom="0.561cm" fo:text-align="center" fo:text-indent="0cm" style:text-autospace="none" style:writing-mode="lr-tb"/>
      <style:text-properties fo:font-variant="small-caps" style:use-window-font-color="true" style:font-name="Courier New2" fo:font-family="'Courier New'" style:font-family-generic="modern" style:font-pitch="fixed" fo:font-size="11pt" fo:language="en" fo:country="GB" fo:font-weight="bold" style:font-name-asian="Courier New2" style:font-family-asian="'Courier New'" style:font-family-generic-asian="modern" style:font-pitch-asian="fixed" style:font-size-asian="10pt" style:language-asian="ar" style:country-asian="SA" style:font-weight-asian="bold" style:font-weight-complex="bold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Символ_20_сноски" style:display-name="Символ сноски" style:family="graphic">
      <style:paragraph-properties style:text-autospace="none"/>
    </style:style>
    <style:style style:name="Символы_20_концевой_20_сноски" style:display-name="Символы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Блочная_20_цитата" style:display-name="Блочная цитата" style:family="graphic">
      <style:paragraph-properties fo:margin-left="1.764cm" fo:margin-right="1.764cm" fo:margin-top="0cm" fo:margin-bottom="0.88cm" fo:text-align="justify" fo:text-indent="0cm" style:text-autospace="none" style:writing-mode="lr-tb"/>
      <style:text-properties style:use-window-font-color="true" style:font-name="Courier New2" fo:font-family="'Courier New'" style:font-family-generic="modern" style:font-pitch="fixed" fo:font-size="12pt" fo:language="en" fo:country="GB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Указатель" style:family="graphic">
      <style:paragraph-properties fo:margin-left="0cm" fo:margin-right="0cm" fo:text-align="justify" fo:text-indent="1.413cm" style:text-autospace="none" style:writing-mode="lr-tb"/>
      <style:text-properties style:use-window-font-color="true" style:font-name="Courier New2" fo:font-family="'Courier New'" style:font-family-generic="modern" style:font-pitch="fixed" fo:font-size="12pt" fo:language="en" fo:country="GB" style:font-name-asian="Mangal2" style:font-family-asian="Mangal" style:font-size-asian="10pt" style:language-asian="ar" style:country-asian="SA"/>
    </style:style>
    <style:style style:name="Название" style:family="graphic">
      <style:paragraph-properties fo:margin-left="0cm" fo:margin-right="0cm" fo:margin-top="0.374cm" fo:margin-bottom="0.374cm" fo:text-align="justify" fo:text-indent="1.413cm" style:text-autospace="none" style:writing-mode="lr-tb"/>
      <style:text-properties style:use-window-font-color="true" style:font-name="Courier New2" fo:font-family="'Courier New'" style:font-family-generic="modern" style:font-pitch="fixed" fo:font-size="12pt" fo:language="en" fo:country="GB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left="0cm" fo:margin-right="0cm" fo:margin-top="0cm" fo:margin-bottom="0.374cm" fo:text-align="justify" fo:text-indent="1.413cm" style:text-autospace="none" style:writing-mode="lr-tb"/>
      <style:text-properties style:use-window-font-color="true" style:font-name="Courier New2" fo:font-family="'Courier New'" style:font-family-generic="modern" style:font-pitch="fixed" fo:font-size="12pt" fo:language="en" fo:country="GB" style:font-name-asian="Mangal2" style:font-family-asian="Mangal" style:font-size-asian="10pt" style:language-asian="ar" style:country-asian="SA"/>
    </style:style>
    <style:style style:name="Содержимое_20_списка" style:display-name="Содержимое списка" style:family="graphic">
      <style:paragraph-properties fo:margin-left="1.764cm" fo:margin-right="0cm" fo:text-align="justify" fo:text-indent="1.413cm" style:text-autospace="none" style:writing-mode="lr-tb"/>
      <style:text-properties style:use-window-font-color="true" style:font-name="Courier New2" fo:font-family="'Courier New'" style:font-family-generic="modern" style:font-pitch="fixed" fo:font-size="12pt" fo:language="en" fo:country="GB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4T14:59:03.319000000</meta:creation-date>
    <dc:date>2016-03-02T15:05:02.779000000</dc:date>
    <meta:editing-duration>PT19M25S</meta:editing-duration>
    <meta:editing-cycles>3</meta:editing-cycles>
    <meta:generator>LibreOffice/4.4.5.2$Windows_x86 LibreOffice_project/a22f674fd25a3b6f45bdebf25400ed2adff0ff99</meta:generator>
    <meta:document-statistic meta:object-count="86"/>
  </office:meta>
</office:document-meta>
</file>

<file path=Object 1/content.xml><?xml version="1.0" encoding="utf-8"?>
<math xmlns="http://www.w3.org/1998/Math/MathML" display="block">
  <semantics>
    <mrow>
      <mrow>
        <mi>W</mi>
        <mo stretchy="false">=</mo>
        <munder>
          <mi mathvariant="italic">argmin</mi>
          <mi>S</mi>
        </munder>
      </mrow>
      <mrow>
        <munderover>
          <mo stretchy="false">∑</mo>
          <mrow>
            <mi>i</mi>
            <mo stretchy="false">=</mo>
            <mn>1</mn>
          </mrow>
          <mi>k</mi>
        </munderover>
        <mrow>
          <munder>
            <mo stretchy="false">∑</mo>
            <mrow>
              <mi>x</mi>
              <mo stretchy="false">∈</mo>
              <msub>
                <mi>S</mi>
                <mi>i</mi>
              </msub>
            </mrow>
          </munder>
          <msup>
            <mrow>
              <mo fence="true" stretchy="false">‖</mo>
              <mrow>
                <mrow>
                  <mi>x</mi>
                  <mo stretchy="false">−</mo>
                  <mover accent="true">
                    <msub>
                      <mi>x</mi>
                      <mi>i</mi>
                    </msub>
                    <mo stretchy="false">¯</mo>
                  </mover>
                </mrow>
              </mrow>
              <mo fence="true" stretchy="false">‖</mo>
            </mrow>
            <mn>2</mn>
          </msup>
        </mrow>
      </mrow>
    </mrow>
    <annotation encoding="StarMath 5.0">W = argmin csub{S} sum from{i=1} to{k}  sum from{x in  S_i} {ldline x- bar x_i  rdline}^2  </annotation>
  </semantics>
</math>
</file>